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DE8CB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88395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cip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recipeDescription</text:p>
          </table:table-cell>
          <table:table-cell office:value-type="string" table:style-name="ce2">
            <text:p>Description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1">
            <text:p>d_burncompress</text:p>
          </table:table-cell>
          <table:table-cell office:value-type="string" table:style-name="ce1">
            <text:p>compress for burns</text:p>
          </table:table-cell>
          <table:table-cell table:number-columns-repeated="16382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Items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4">
            <text:p>itemDescription</text:p>
          </table:table-cell>
          <table:table-cell office:value-type="string" table:style-name="ce4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_emptyflask</text:p>
          </table:table-cell>
          <table:table-cell office:value-type="string" table:style-name="ce1">
            <text:p>empty flask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Sicknesses" table:style-name="ta1">
        <table:table-column table:style-name="co1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sicknessDescription</text:p>
          </table:table-cell>
          <table:table-cell office:value-type="string" table:style-name="ce2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_splinter</text:p>
          </table:table-cell>
          <table:table-cell office:value-type="string" table:style-name="ce1">
            <text:p>splinter in him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Symptoms" table:style-name="ta1">
        <table:table-column table:style-name="co7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symptomsDescription</text:p>
          </table:table-cell>
          <table:table-cell office:value-type="string" table:style-name="ce2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_bleeding</text:p>
          </table:table-cell>
          <table:table-cell office:value-type="string" table:style-name="ce1">
            <text:p>bleeds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Tools" table:style-name="ta1">
        <table:table-column table:style-name="co8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toolDescription</text:p>
          </table:table-cell>
          <table:table-cell office:value-type="string" table:style-name="ce2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_bandage</text:p>
          </table:table-cell>
          <table:table-cell office:value-type="string" table:style-name="ce1">
            <text:p>wraps wounds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Patryk Rokiczan</dc:creator>
    <meta:creation-date>2024-07-11T19:49:55Z</meta:creation-date>
    <dc:date>2024-07-19T12:26:38Z</dc:date>
    <meta:editing-cycles>4</meta:editing-cycles>
    <meta:editing-duration>PT3904S</meta:editing-duration>
  </office:meta>
</office:document-meta>
</file>